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4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09_26_2615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]+[.A2]" office:value-type="float" office:value="2" calcext:value-type="float">
            <text:p>2</text:p>
          </table:table-cell>
          <table:table-cell table:formula="of:=IF([.A3]&gt;[.B2];[.B2];&quot;&quot;)"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+[.A3]" office:value-type="float" office:value="3" calcext:value-type="float">
            <text:p>3</text:p>
          </table:table-cell>
          <table:table-cell table:formula="of:=IF([.A4]&gt;[.B3];[.B3];&quot;&quot;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+[.A4]" office:value-type="float" office:value="4" calcext:value-type="float">
            <text:p>4</text:p>
          </table:table-cell>
          <table:table-cell table:formula="of:=IF([.A5]&gt;[.B4];[.B4]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+[.A5]" office:value-type="float" office:value="7" calcext:value-type="float">
            <text:p>7</text:p>
          </table:table-cell>
          <table:table-cell table:formula="of:=IF([.A6]&gt;[.B5];[.B5]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[.A6]" office:value-type="float" office:value="11" calcext:value-type="float">
            <text:p>11</text:p>
          </table:table-cell>
          <table:table-cell table:formula="of:=IF([.A7]&gt;[.B6];[.B6]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+[.A7]" office:value-type="float" office:value="17" calcext:value-type="float">
            <text:p>17</text:p>
          </table:table-cell>
          <table:table-cell table:formula="of:=IF([.A8]&gt;[.B7];[.B7]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7]+[.A8]" office:value-type="float" office:value="24" calcext:value-type="float">
            <text:p>24</text:p>
          </table:table-cell>
          <table:table-cell table:formula="of:=IF([.A9]&gt;[.B8];[.B8]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[.A9]" office:value-type="float" office:value="33" calcext:value-type="float">
            <text:p>33</text:p>
          </table:table-cell>
          <table:table-cell table:formula="of:=IF([.A10]&gt;[.B9];[.B9]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[.A10]" office:value-type="float" office:value="43" calcext:value-type="float">
            <text:p>43</text:p>
          </table:table-cell>
          <table:table-cell table:formula="of:=IF([.A11]&gt;[.B10];[.B10]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0]+[.A11]" office:value-type="float" office:value="55" calcext:value-type="float">
            <text:p>55</text:p>
          </table:table-cell>
          <table:table-cell table:formula="of:=IF([.A12]&gt;[.B11];[.B11]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1]+[.A12]" office:value-type="float" office:value="68" calcext:value-type="float">
            <text:p>68</text:p>
          </table:table-cell>
          <table:table-cell table:formula="of:=IF([.A13]&gt;[.B12];[.B12]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[.A13]" office:value-type="float" office:value="81" calcext:value-type="float">
            <text:p>81</text:p>
          </table:table-cell>
          <table:table-cell table:formula="of:=IF([.A14]&gt;[.B13];[.B13];&quot;&quot;)">
            <text:p/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3]+[.A14]" office:value-type="float" office:value="94" calcext:value-type="float">
            <text:p>94</text:p>
          </table:table-cell>
          <table:table-cell table:formula="of:=IF([.A15]&gt;[.B14];[.B14];&quot;&quot;)">
            <text:p/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+[.A15]" office:value-type="float" office:value="107" calcext:value-type="float">
            <text:p>107</text:p>
          </table:table-cell>
          <table:table-cell table:formula="of:=IF([.A16]&gt;[.B15];[.B15];&quot;&quot;)">
            <text:p/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+[.A16]" office:value-type="float" office:value="120" calcext:value-type="float">
            <text:p>120</text:p>
          </table:table-cell>
          <table:table-cell table:formula="of:=IF([.A17]&gt;[.B16];[.B16];&quot;&quot;)">
            <text:p/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+[.A17]" office:value-type="float" office:value="135" calcext:value-type="float">
            <text:p>135</text:p>
          </table:table-cell>
          <table:table-cell table:formula="of:=IF([.A18]&gt;[.B17];[.B17];&quot;&quot;)">
            <text:p/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+[.A18]" office:value-type="float" office:value="151" calcext:value-type="float">
            <text:p>151</text:p>
          </table:table-cell>
          <table:table-cell table:style-name="ce1" table:formula="of:=IF([.A19]&gt;[.B18];[.B18];&quot;&quot;)">
            <text:p/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8]+[.A19]" office:value-type="float" office:value="169" calcext:value-type="float">
            <text:p>169</text:p>
          </table:table-cell>
          <table:table-cell table:style-name="ce1" table:formula="of:=IF([.A20]&gt;[.B19];[.B19];&quot;&quot;)">
            <text:p/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[.A20]" office:value-type="float" office:value="189" calcext:value-type="float">
            <text:p>189</text:p>
          </table:table-cell>
          <table:table-cell table:style-name="ce1" table:formula="of:=IF([.A21]&gt;[.B20];[.B20];&quot;&quot;)">
            <text:p/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0]+[.A21]" office:value-type="float" office:value="211" calcext:value-type="float">
            <text:p>211</text:p>
          </table:table-cell>
          <table:table-cell table:style-name="ce1" table:formula="of:=IF([.A22]&gt;[.B21];[.B21];&quot;&quot;)">
            <text:p/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[.A22]" office:value-type="float" office:value="233" calcext:value-type="float">
            <text:p>233</text:p>
          </table:table-cell>
          <table:table-cell table:style-name="ce1" table:formula="of:=IF([.A23]&gt;[.B22];[.B22];&quot;&quot;)">
            <text:p/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2]+[.A23]" office:value-type="float" office:value="257" calcext:value-type="float">
            <text:p>257</text:p>
          </table:table-cell>
          <table:table-cell table:formula="of:=IF([.A24]&gt;[.B23];[.B23];&quot;&quot;)" office:value-type="float" office:value="257" calcext:value-type="float">
            <text:p>257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B23]+[.A24]" office:value-type="float" office:value="515" calcext:value-type="float">
            <text:p>515</text:p>
          </table:table-cell>
          <table:table-cell table:style-name="ce1" table:formula="of:=IF([.A25]&gt;[.B24];[.B24];&quot;&quot;)">
            <text:p/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B24]+[.A25]" office:value-type="float" office:value="776" calcext:value-type="float">
            <text:p>776</text:p>
          </table:table-cell>
          <table:table-cell table:style-name="ce1" table:formula="of:=IF([.A26]&gt;[.B25];[.B25];&quot;&quot;)">
            <text:p/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B25]+[.A26]" office:value-type="float" office:value="1038" calcext:value-type="float">
            <text:p>1038</text:p>
          </table:table-cell>
          <table:table-cell table:style-name="ce1" table:formula="of:=IF([.A27]&gt;[.B26];[.B26];&quot;&quot;)">
            <text:p/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B26]+[.A27]" office:value-type="float" office:value="1301" calcext:value-type="float">
            <text:p>1301</text:p>
          </table:table-cell>
          <table:table-cell table:style-name="ce1" table:formula="of:=IF([.A28]&gt;[.B27];[.B27];&quot;&quot;)">
            <text:p/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B27]+[.A28]" office:value-type="float" office:value="1565" calcext:value-type="float">
            <text:p>1565</text:p>
          </table:table-cell>
          <table:table-cell table:style-name="ce1" table:formula="of:=IF([.A29]&gt;[.B28];[.B28];&quot;&quot;)">
            <text:p/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B28]+[.A29]" office:value-type="float" office:value="1830" calcext:value-type="float">
            <text:p>1830</text:p>
          </table:table-cell>
          <table:table-cell table:style-name="ce1" table:formula="of:=IF([.A30]&gt;[.B29];[.B29];&quot;&quot;)">
            <text:p/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B29]+[.A30]" office:value-type="float" office:value="2095" calcext:value-type="float">
            <text:p>2095</text:p>
          </table:table-cell>
          <table:table-cell table:style-name="ce1" table:formula="of:=IF([.A31]&gt;[.B30];[.B30];&quot;&quot;)">
            <text:p/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B30]+[.A31]" office:value-type="float" office:value="2361" calcext:value-type="float">
            <text:p>2361</text:p>
          </table:table-cell>
          <table:table-cell table:style-name="ce1" table:formula="of:=IF([.A32]&gt;[.B31];[.B31];&quot;&quot;)">
            <text:p/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B31]+[.A32]" office:value-type="float" office:value="2629" calcext:value-type="float">
            <text:p>2629</text:p>
          </table:table-cell>
          <table:table-cell table:style-name="ce1" table:formula="of:=IF([.A33]&gt;[.B32];[.B32];&quot;&quot;)">
            <text:p/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B32]+[.A33]" office:value-type="float" office:value="2899" calcext:value-type="float">
            <text:p>2899</text:p>
          </table:table-cell>
          <table:table-cell table:style-name="ce1" table:formula="of:=IF([.A34]&gt;[.B33];[.B33];&quot;&quot;)">
            <text:p/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B33]+[.A34]" office:value-type="float" office:value="3171" calcext:value-type="float">
            <text:p>3171</text:p>
          </table:table-cell>
          <table:table-cell table:style-name="ce1" table:formula="of:=IF([.A35]&gt;[.B34];[.B34];&quot;&quot;)">
            <text:p/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B34]+[.A35]" office:value-type="float" office:value="3443" calcext:value-type="float">
            <text:p>3443</text:p>
          </table:table-cell>
          <table:table-cell table:style-name="ce1" table:formula="of:=IF([.A36]&gt;[.B35];[.B35];&quot;&quot;)">
            <text:p/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B35]+[.A36]" office:value-type="float" office:value="3715" calcext:value-type="float">
            <text:p>3715</text:p>
          </table:table-cell>
          <table:table-cell table:style-name="ce1" table:formula="of:=IF([.A37]&gt;[.B36];[.B36];&quot;&quot;)">
            <text:p/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B36]+[.A37]" office:value-type="float" office:value="3989" calcext:value-type="float">
            <text:p>3989</text:p>
          </table:table-cell>
          <table:table-cell table:style-name="ce1" table:formula="of:=IF([.A38]&gt;[.B37];[.B37];&quot;&quot;)">
            <text:p/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B37]+[.A38]" office:value-type="float" office:value="4263" calcext:value-type="float">
            <text:p>4263</text:p>
          </table:table-cell>
          <table:table-cell table:style-name="ce1" table:formula="of:=IF([.A39]&gt;[.B38];[.B38];&quot;&quot;)">
            <text:p/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B38]+[.A39]" office:value-type="float" office:value="4539" calcext:value-type="float">
            <text:p>4539</text:p>
          </table:table-cell>
          <table:table-cell table:style-name="ce1" table:formula="of:=IF([.A40]&gt;[.B39];[.B39];&quot;&quot;)">
            <text:p/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B39]+[.A40]" office:value-type="float" office:value="4816" calcext:value-type="float">
            <text:p>4816</text:p>
          </table:table-cell>
          <table:table-cell table:style-name="ce1" table:formula="of:=IF([.A41]&gt;[.B40];[.B40];&quot;&quot;)">
            <text:p/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B40]+[.A41]" office:value-type="float" office:value="5093" calcext:value-type="float">
            <text:p>5093</text:p>
          </table:table-cell>
          <table:table-cell table:style-name="ce1" table:formula="of:=IF([.A42]&gt;[.B41];[.B41];&quot;&quot;)">
            <text:p/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B41]+[.A42]" office:value-type="float" office:value="5371" calcext:value-type="float">
            <text:p>5371</text:p>
          </table:table-cell>
          <table:table-cell table:style-name="ce1" table:formula="of:=IF([.A43]&gt;[.B42];[.B42];&quot;&quot;)">
            <text:p/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B42]+[.A43]" office:value-type="float" office:value="5651" calcext:value-type="float">
            <text:p>5651</text:p>
          </table:table-cell>
          <table:table-cell table:style-name="ce1" table:formula="of:=IF([.A44]&gt;[.B43];[.B43];&quot;&quot;)">
            <text:p/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B43]+[.A44]" office:value-type="float" office:value="5932" calcext:value-type="float">
            <text:p>5932</text:p>
          </table:table-cell>
          <table:table-cell table:style-name="ce1" table:formula="of:=IF([.A45]&gt;[.B44];[.B44];&quot;&quot;)">
            <text:p/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B44]+[.A45]" office:value-type="float" office:value="6213" calcext:value-type="float">
            <text:p>6213</text:p>
          </table:table-cell>
          <table:table-cell table:style-name="ce1" table:formula="of:=IF([.A46]&gt;[.B45];[.B45];&quot;&quot;)">
            <text:p/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B45]+[.A46]" office:value-type="float" office:value="6495" calcext:value-type="float">
            <text:p>6495</text:p>
          </table:table-cell>
          <table:table-cell table:style-name="ce1" table:formula="of:=IF([.A47]&gt;[.B46];[.B46];&quot;&quot;)">
            <text:p/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B46]+[.A47]" office:value-type="float" office:value="6777" calcext:value-type="float">
            <text:p>6777</text:p>
          </table:table-cell>
          <table:table-cell table:style-name="ce1" table:formula="of:=IF([.A48]&gt;[.B47];[.B47];&quot;&quot;)">
            <text:p/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B47]+[.A48]" office:value-type="float" office:value="7059" calcext:value-type="float">
            <text:p>7059</text:p>
          </table:table-cell>
          <table:table-cell table:style-name="ce1" table:formula="of:=IF([.A49]&gt;[.B48];[.B48];&quot;&quot;)">
            <text:p/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B48]+[.A49]" office:value-type="float" office:value="7342" calcext:value-type="float">
            <text:p>7342</text:p>
          </table:table-cell>
          <table:table-cell table:style-name="ce1" table:formula="of:=IF([.A50]&gt;[.B49];[.B49];&quot;&quot;)">
            <text:p/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B49]+[.A50]" office:value-type="float" office:value="7626" calcext:value-type="float">
            <text:p>7626</text:p>
          </table:table-cell>
          <table:table-cell table:style-name="ce1" table:formula="of:=IF([.A51]&gt;[.B50];[.B50];&quot;&quot;)">
            <text:p/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B50]+[.A51]" office:value-type="float" office:value="7911" calcext:value-type="float">
            <text:p>7911</text:p>
          </table:table-cell>
          <table:table-cell table:style-name="ce1" table:formula="of:=IF([.A52]&gt;[.B51];[.B51];&quot;&quot;)">
            <text:p/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B51]+[.A52]" office:value-type="float" office:value="8197" calcext:value-type="float">
            <text:p>8197</text:p>
          </table:table-cell>
          <table:table-cell table:style-name="ce1" table:formula="of:=IF([.A53]&gt;[.B52];[.B52];&quot;&quot;)">
            <text:p/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B52]+[.A53]" office:value-type="float" office:value="8483" calcext:value-type="float">
            <text:p>8483</text:p>
          </table:table-cell>
          <table:table-cell table:style-name="ce1" table:formula="of:=IF([.A54]&gt;[.B53];[.B53];&quot;&quot;)">
            <text:p/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B53]+[.A54]" office:value-type="float" office:value="8771" calcext:value-type="float">
            <text:p>8771</text:p>
          </table:table-cell>
          <table:table-cell table:style-name="ce1" table:formula="of:=IF([.A55]&gt;[.B54];[.B54];&quot;&quot;)">
            <text:p/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B54]+[.A55]" office:value-type="float" office:value="9060" calcext:value-type="float">
            <text:p>9060</text:p>
          </table:table-cell>
          <table:table-cell table:style-name="ce1" table:formula="of:=IF([.A56]&gt;[.B55];[.B55];&quot;&quot;)">
            <text:p/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B55]+[.A56]" office:value-type="float" office:value="9349" calcext:value-type="float">
            <text:p>9349</text:p>
          </table:table-cell>
          <table:table-cell table:style-name="ce1" table:formula="of:=IF([.A57]&gt;[.B56];[.B56];&quot;&quot;)">
            <text:p/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B56]+[.A57]" office:value-type="float" office:value="9640" calcext:value-type="float">
            <text:p>9640</text:p>
          </table:table-cell>
          <table:table-cell table:style-name="ce1" table:formula="of:=IF([.A58]&gt;[.B57];[.B57];&quot;&quot;)">
            <text:p/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B57]+[.A58]" office:value-type="float" office:value="9933" calcext:value-type="float">
            <text:p>9933</text:p>
          </table:table-cell>
          <table:table-cell table:style-name="ce1" table:formula="of:=IF([.A59]&gt;[.B58];[.B58];&quot;&quot;)">
            <text:p/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B58]+[.A59]" office:value-type="float" office:value="10226" calcext:value-type="float">
            <text:p>10226</text:p>
          </table:table-cell>
          <table:table-cell table:style-name="ce1" table:formula="of:=IF([.A60]&gt;[.B59];[.B59];&quot;&quot;)">
            <text:p/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B59]+[.A60]" office:value-type="float" office:value="10521" calcext:value-type="float">
            <text:p>10521</text:p>
          </table:table-cell>
          <table:table-cell table:style-name="ce1" table:formula="of:=IF([.A61]&gt;[.B60];[.B60];&quot;&quot;)">
            <text:p/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B60]+[.A61]" office:value-type="float" office:value="10816" calcext:value-type="float">
            <text:p>10816</text:p>
          </table:table-cell>
          <table:table-cell table:style-name="ce1" table:formula="of:=IF([.A62]&gt;[.B61];[.B61];&quot;&quot;)">
            <text:p/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B61]+[.A62]" office:value-type="float" office:value="11113" calcext:value-type="float">
            <text:p>11113</text:p>
          </table:table-cell>
          <table:table-cell table:style-name="ce1" table:formula="of:=IF([.A63]&gt;[.B62];[.B62];&quot;&quot;)">
            <text:p/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B62]+[.A63]" office:value-type="float" office:value="11410" calcext:value-type="float">
            <text:p>11410</text:p>
          </table:table-cell>
          <table:table-cell table:style-name="ce1" table:formula="of:=IF([.A64]&gt;[.B63];[.B63];&quot;&quot;)">
            <text:p/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B63]+[.A64]" office:value-type="float" office:value="11708" calcext:value-type="float">
            <text:p>11708</text:p>
          </table:table-cell>
          <table:table-cell table:style-name="ce1" table:formula="of:=IF([.A65]&gt;[.B64];[.B64];&quot;&quot;)">
            <text:p/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B64]+[.A65]" office:value-type="float" office:value="12008" calcext:value-type="float">
            <text:p>12008</text:p>
          </table:table-cell>
          <table:table-cell table:style-name="ce1" table:formula="of:=IF([.A66]&gt;[.B65];[.B65];&quot;&quot;)">
            <text:p/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B65]+[.A66]" office:value-type="float" office:value="12308" calcext:value-type="float">
            <text:p>12308</text:p>
          </table:table-cell>
          <table:table-cell table:style-name="ce1" table:formula="of:=IF([.A67]&gt;[.B66];[.B66];&quot;&quot;)">
            <text:p/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B66]+[.A67]" office:value-type="float" office:value="12610" calcext:value-type="float">
            <text:p>12610</text:p>
          </table:table-cell>
          <table:table-cell table:style-name="ce1" table:formula="of:=IF([.A68]&gt;[.B67];[.B67];&quot;&quot;)">
            <text:p/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B67]+[.A68]" office:value-type="float" office:value="12913" calcext:value-type="float">
            <text:p>12913</text:p>
          </table:table-cell>
          <table:table-cell table:style-name="ce1" table:formula="of:=IF([.A69]&gt;[.B68];[.B68];&quot;&quot;)">
            <text:p/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B68]+[.A69]" office:value-type="float" office:value="13216" calcext:value-type="float">
            <text:p>13216</text:p>
          </table:table-cell>
          <table:table-cell table:style-name="ce1" table:formula="of:=IF([.A70]&gt;[.B69];[.B69];&quot;&quot;)">
            <text:p/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B69]+[.A70]" office:value-type="float" office:value="13521" calcext:value-type="float">
            <text:p>13521</text:p>
          </table:table-cell>
          <table:table-cell table:formula="of:=IF([.A71]&gt;[.B70];[.B70];&quot;&quot;)">
            <text:p/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B70]+[.A71]" office:value-type="float" office:value="13828" calcext:value-type="float">
            <text:p>13828</text:p>
          </table:table-cell>
          <table:table-cell table:formula="of:=IF([.A72]&gt;[.B71];[.B71];&quot;&quot;)">
            <text:p/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B71]+[.A72]" office:value-type="float" office:value="14135" calcext:value-type="float">
            <text:p>14135</text:p>
          </table:table-cell>
          <table:table-cell table:formula="of:=IF([.A73]&gt;[.B72];[.B72];&quot;&quot;)">
            <text:p/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B72]+[.A73]" office:value-type="float" office:value="14442" calcext:value-type="float">
            <text:p>14442</text:p>
          </table:table-cell>
          <table:table-cell table:formula="of:=IF([.A74]&gt;[.B73];[.B73];&quot;&quot;)">
            <text:p/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B73]+[.A74]" office:value-type="float" office:value="14749" calcext:value-type="float">
            <text:p>14749</text:p>
          </table:table-cell>
          <table:table-cell table:formula="of:=IF([.A75]&gt;[.B74];[.B74];&quot;&quot;)">
            <text:p/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B74]+[.A75]" office:value-type="float" office:value="15058" calcext:value-type="float">
            <text:p>15058</text:p>
          </table:table-cell>
          <table:table-cell table:formula="of:=IF([.A76]&gt;[.B75];[.B75];&quot;&quot;)">
            <text:p/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B75]+[.A76]" office:value-type="float" office:value="15369" calcext:value-type="float">
            <text:p>15369</text:p>
          </table:table-cell>
          <table:table-cell table:formula="of:=IF([.A77]&gt;[.B76];[.B76];&quot;&quot;)">
            <text:p/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B76]+[.A77]" office:value-type="float" office:value="15682" calcext:value-type="float">
            <text:p>15682</text:p>
          </table:table-cell>
          <table:table-cell table:formula="of:=IF([.A78]&gt;[.B77];[.B77];&quot;&quot;)">
            <text:p/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B77]+[.A78]" office:value-type="float" office:value="15997" calcext:value-type="float">
            <text:p>15997</text:p>
          </table:table-cell>
          <table:table-cell table:formula="of:=IF([.A79]&gt;[.B78];[.B78];&quot;&quot;)">
            <text:p/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B78]+[.A79]" office:value-type="float" office:value="16312" calcext:value-type="float">
            <text:p>16312</text:p>
          </table:table-cell>
          <table:table-cell table:formula="of:=IF([.A80]&gt;[.B79];[.B79];&quot;&quot;)">
            <text:p/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B79]+[.A80]" office:value-type="float" office:value="16629" calcext:value-type="float">
            <text:p>16629</text:p>
          </table:table-cell>
          <table:table-cell table:formula="of:=IF([.A81]&gt;[.B80];[.B80];&quot;&quot;)">
            <text:p/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B80]+[.A81]" office:value-type="float" office:value="16948" calcext:value-type="float">
            <text:p>16948</text:p>
          </table:table-cell>
          <table:table-cell table:formula="of:=IF([.A82]&gt;[.B81];[.B81];&quot;&quot;)">
            <text:p/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B81]+[.A82]" office:value-type="float" office:value="17269" calcext:value-type="float">
            <text:p>17269</text:p>
          </table:table-cell>
          <table:table-cell table:formula="of:=IF([.A83]&gt;[.B82];[.B82];&quot;&quot;)">
            <text:p/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B82]+[.A83]" office:value-type="float" office:value="17591" calcext:value-type="float">
            <text:p>17591</text:p>
          </table:table-cell>
          <table:table-cell table:formula="of:=IF([.A84]&gt;[.B83];[.B83];&quot;&quot;)">
            <text:p/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B83]+[.A84]" office:value-type="float" office:value="17914" calcext:value-type="float">
            <text:p>17914</text:p>
          </table:table-cell>
          <table:table-cell table:formula="of:=IF([.A85]&gt;[.B84];[.B84];&quot;&quot;)">
            <text:p/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B84]+[.A85]" office:value-type="float" office:value="18239" calcext:value-type="float">
            <text:p>18239</text:p>
          </table:table-cell>
          <table:table-cell table:formula="of:=IF([.A86]&gt;[.B85];[.B85];&quot;&quot;)">
            <text:p/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B85]+[.A86]" office:value-type="float" office:value="18564" calcext:value-type="float">
            <text:p>18564</text:p>
          </table:table-cell>
          <table:table-cell table:formula="of:=IF([.A87]&gt;[.B86];[.B86];&quot;&quot;)">
            <text:p/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B86]+[.A87]" office:value-type="float" office:value="18889" calcext:value-type="float">
            <text:p>18889</text:p>
          </table:table-cell>
          <table:table-cell table:formula="of:=IF([.A88]&gt;[.B87];[.B87];&quot;&quot;)">
            <text:p/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B87]+[.A88]" office:value-type="float" office:value="19214" calcext:value-type="float">
            <text:p>19214</text:p>
          </table:table-cell>
          <table:table-cell table:formula="of:=IF([.A89]&gt;[.B88];[.B88];&quot;&quot;)">
            <text:p/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B88]+[.A89]" office:value-type="float" office:value="19539" calcext:value-type="float">
            <text:p>19539</text:p>
          </table:table-cell>
          <table:table-cell table:formula="of:=IF([.A90]&gt;[.B89];[.B89];&quot;&quot;)">
            <text:p/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B89]+[.A90]" office:value-type="float" office:value="19864" calcext:value-type="float">
            <text:p>19864</text:p>
          </table:table-cell>
          <table:table-cell table:formula="of:=IF([.A91]&gt;[.B90];[.B90];&quot;&quot;)">
            <text:p/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B90]+[.A91]" office:value-type="float" office:value="20189" calcext:value-type="float">
            <text:p>20189</text:p>
          </table:table-cell>
          <table:table-cell table:formula="of:=IF([.A92]&gt;[.B91];[.B91];&quot;&quot;)">
            <text:p/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B91]+[.A92]" office:value-type="float" office:value="20515" calcext:value-type="float">
            <text:p>20515</text:p>
          </table:table-cell>
          <table:table-cell table:formula="of:=IF([.A93]&gt;[.B92];[.B92];&quot;&quot;)">
            <text:p/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B92]+[.A93]" office:value-type="float" office:value="20842" calcext:value-type="float">
            <text:p>20842</text:p>
          </table:table-cell>
          <table:table-cell table:formula="of:=IF([.A94]&gt;[.B93];[.B93];&quot;&quot;)">
            <text:p/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B93]+[.A94]" office:value-type="float" office:value="21170" calcext:value-type="float">
            <text:p>21170</text:p>
          </table:table-cell>
          <table:table-cell table:formula="of:=IF([.A95]&gt;[.B94];[.B94];&quot;&quot;)">
            <text:p/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B94]+[.A95]" office:value-type="float" office:value="21498" calcext:value-type="float">
            <text:p>21498</text:p>
          </table:table-cell>
          <table:table-cell table:formula="of:=IF([.A96]&gt;[.B95];[.B95];&quot;&quot;)">
            <text:p/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B95]+[.A96]" office:value-type="float" office:value="21826" calcext:value-type="float">
            <text:p>21826</text:p>
          </table:table-cell>
          <table:table-cell table:formula="of:=IF([.A97]&gt;[.B96];[.B96];&quot;&quot;)">
            <text:p/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B96]+[.A97]" office:value-type="float" office:value="22155" calcext:value-type="float">
            <text:p>22155</text:p>
          </table:table-cell>
          <table:table-cell table:formula="of:=IF([.A98]&gt;[.B97];[.B97];&quot;&quot;)">
            <text:p/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B97]+[.A98]" office:value-type="float" office:value="22485" calcext:value-type="float">
            <text:p>22485</text:p>
          </table:table-cell>
          <table:table-cell table:formula="of:=IF([.A99]&gt;[.B98];[.B98];&quot;&quot;)">
            <text:p/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B98]+[.A99]" office:value-type="float" office:value="22815" calcext:value-type="float">
            <text:p>22815</text:p>
          </table:table-cell>
          <table:table-cell table:formula="of:=IF([.A100]&gt;[.B99];[.B99];&quot;&quot;)">
            <text:p/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B99]+[.A100]" office:value-type="float" office:value="23147" calcext:value-type="float">
            <text:p>23147</text:p>
          </table:table-cell>
          <table:table-cell table:formula="of:=IF([.A101]&gt;[.B100];[.B100];&quot;&quot;)">
            <text:p/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B100]+[.A101]" office:value-type="float" office:value="23481" calcext:value-type="float">
            <text:p>23481</text:p>
          </table:table-cell>
          <table:table-cell table:formula="of:=IF([.A102]&gt;[.B101];[.B101];&quot;&quot;)">
            <text:p/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B101]+[.A102]" office:value-type="float" office:value="23816" calcext:value-type="float">
            <text:p>23816</text:p>
          </table:table-cell>
          <table:table-cell table:formula="of:=IF([.A103]&gt;[.B102];[.B102];&quot;&quot;)">
            <text:p/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B102]+[.A103]" office:value-type="float" office:value="24151" calcext:value-type="float">
            <text:p>24151</text:p>
          </table:table-cell>
          <table:table-cell table:formula="of:=IF([.A104]&gt;[.B103];[.B103];&quot;&quot;)">
            <text:p/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B103]+[.A104]" office:value-type="float" office:value="24486" calcext:value-type="float">
            <text:p>24486</text:p>
          </table:table-cell>
          <table:table-cell table:formula="of:=IF([.A105]&gt;[.B104];[.B104];&quot;&quot;)">
            <text:p/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B104]+[.A105]" office:value-type="float" office:value="24823" calcext:value-type="float">
            <text:p>24823</text:p>
          </table:table-cell>
          <table:table-cell table:formula="of:=IF([.A106]&gt;[.B105];[.B105];&quot;&quot;)">
            <text:p/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B105]+[.A106]" office:value-type="float" office:value="25161" calcext:value-type="float">
            <text:p>25161</text:p>
          </table:table-cell>
          <table:table-cell table:formula="of:=IF([.A107]&gt;[.B106];[.B106];&quot;&quot;)">
            <text:p/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B106]+[.A107]" office:value-type="float" office:value="25500" calcext:value-type="float">
            <text:p>25500</text:p>
          </table:table-cell>
          <table:table-cell table:formula="of:=IF([.A108]&gt;[.B107];[.B107];&quot;&quot;)">
            <text:p/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B107]+[.A108]" office:value-type="float" office:value="25841" calcext:value-type="float">
            <text:p>25841</text:p>
          </table:table-cell>
          <table:table-cell table:formula="of:=IF([.A109]&gt;[.B108];[.B108];&quot;&quot;)">
            <text:p/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B108]+[.A109]" office:value-type="float" office:value="26184" calcext:value-type="float">
            <text:p>26184</text:p>
          </table:table-cell>
          <table:table-cell table:formula="of:=IF([.A110]&gt;[.B109];[.B109];&quot;&quot;)">
            <text:p/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B109]+[.A110]" office:value-type="float" office:value="26529" calcext:value-type="float">
            <text:p>26529</text:p>
          </table:table-cell>
          <table:table-cell table:formula="of:=IF([.A111]&gt;[.B110];[.B110];&quot;&quot;)">
            <text:p/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B110]+[.A111]" office:value-type="float" office:value="26876" calcext:value-type="float">
            <text:p>26876</text:p>
          </table:table-cell>
          <table:table-cell table:formula="of:=IF([.A112]&gt;[.B111];[.B111];&quot;&quot;)">
            <text:p/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B111]+[.A112]" office:value-type="float" office:value="27224" calcext:value-type="float">
            <text:p>27224</text:p>
          </table:table-cell>
          <table:table-cell table:formula="of:=IF([.A113]&gt;[.B112];[.B112];&quot;&quot;)">
            <text:p/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B112]+[.A113]" office:value-type="float" office:value="27573" calcext:value-type="float">
            <text:p>27573</text:p>
          </table:table-cell>
          <table:table-cell table:formula="of:=IF([.A114]&gt;[.B113];[.B113];&quot;&quot;)">
            <text:p/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B113]+[.A114]" office:value-type="float" office:value="27923" calcext:value-type="float">
            <text:p>27923</text:p>
          </table:table-cell>
          <table:table-cell table:formula="of:=IF([.A115]&gt;[.B114];[.B114];&quot;&quot;)">
            <text:p/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B114]+[.A115]" office:value-type="float" office:value="28275" calcext:value-type="float">
            <text:p>28275</text:p>
          </table:table-cell>
          <table:table-cell table:formula="of:=IF([.A116]&gt;[.B115];[.B115];&quot;&quot;)">
            <text:p/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B115]+[.A116]" office:value-type="float" office:value="28628" calcext:value-type="float">
            <text:p>28628</text:p>
          </table:table-cell>
          <table:table-cell table:formula="of:=IF([.A117]&gt;[.B116];[.B116];&quot;&quot;)">
            <text:p/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B116]+[.A117]" office:value-type="float" office:value="28981" calcext:value-type="float">
            <text:p>28981</text:p>
          </table:table-cell>
          <table:table-cell table:formula="of:=IF([.A118]&gt;[.B117];[.B117];&quot;&quot;)">
            <text:p/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B117]+[.A118]" office:value-type="float" office:value="29336" calcext:value-type="float">
            <text:p>29336</text:p>
          </table:table-cell>
          <table:table-cell table:formula="of:=IF([.A119]&gt;[.B118];[.B118];&quot;&quot;)">
            <text:p/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B118]+[.A119]" office:value-type="float" office:value="29692" calcext:value-type="float">
            <text:p>29692</text:p>
          </table:table-cell>
          <table:table-cell table:formula="of:=IF([.A120]&gt;[.B119];[.B119];&quot;&quot;)">
            <text:p/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B119]+[.A120]" office:value-type="float" office:value="30049" calcext:value-type="float">
            <text:p>30049</text:p>
          </table:table-cell>
          <table:table-cell table:formula="of:=IF([.A121]&gt;[.B120];[.B120];&quot;&quot;)">
            <text:p/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B120]+[.A121]" office:value-type="float" office:value="30408" calcext:value-type="float">
            <text:p>30408</text:p>
          </table:table-cell>
          <table:table-cell table:formula="of:=IF([.A122]&gt;[.B121];[.B121];&quot;&quot;)">
            <text:p/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B121]+[.A122]" office:value-type="float" office:value="30769" calcext:value-type="float">
            <text:p>30769</text:p>
          </table:table-cell>
          <table:table-cell table:formula="of:=IF([.A123]&gt;[.B122];[.B122];&quot;&quot;)">
            <text:p/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B122]+[.A123]" office:value-type="float" office:value="31132" calcext:value-type="float">
            <text:p>31132</text:p>
          </table:table-cell>
          <table:table-cell table:formula="of:=IF([.A124]&gt;[.B123];[.B123];&quot;&quot;)">
            <text:p/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B123]+[.A124]" office:value-type="float" office:value="31495" calcext:value-type="float">
            <text:p>31495</text:p>
          </table:table-cell>
          <table:table-cell table:formula="of:=IF([.A125]&gt;[.B124];[.B124];&quot;&quot;)">
            <text:p/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B124]+[.A125]" office:value-type="float" office:value="31859" calcext:value-type="float">
            <text:p>31859</text:p>
          </table:table-cell>
          <table:table-cell table:formula="of:=IF([.A126]&gt;[.B125];[.B125];&quot;&quot;)">
            <text:p/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B125]+[.A126]" office:value-type="float" office:value="32223" calcext:value-type="float">
            <text:p>32223</text:p>
          </table:table-cell>
          <table:table-cell table:formula="of:=IF([.A127]&gt;[.B126];[.B126];&quot;&quot;)" office:value-type="float" office:value="32223" calcext:value-type="float">
            <text:p>32223</text:p>
          </table:table-cell>
          <table:table-cell table:number-columns-repeated="3"/>
        </table:table-row>
        <table:table-row table:style-name="ro1">
          <table:table-cell office:value-type="float" office:value="32500" calcext:value-type="float">
            <text:p>32500</text:p>
          </table:table-cell>
          <table:table-cell table:formula="of:=[.B126]+[.A127]" office:value-type="float" office:value="64723" calcext:value-type="float">
            <text:p>64723</text:p>
          </table:table-cell>
          <table:table-cell table:formula="of:=IF([.A128]&gt;[.B127];[.B127];&quot;&quot;)">
            <text:p/>
          </table:table-cell>
          <table:table-cell table:number-columns-repeated="3"/>
        </table:table-row>
        <table:table-row table:style-name="ro1">
          <table:table-cell office:value-type="float" office:value="32503" calcext:value-type="float">
            <text:p>32503</text:p>
          </table:table-cell>
          <table:table-cell table:formula="of:=[.B127]+[.A128]" office:value-type="float" office:value="97226" calcext:value-type="float">
            <text:p>97226</text:p>
          </table:table-cell>
          <table:table-cell table:formula="of:=IF([.A129]&gt;[.B128];[.B128];&quot;&quot;)">
            <text:p/>
          </table:table-cell>
          <table:table-cell table:number-columns-repeated="3"/>
        </table:table-row>
        <table:table-row table:style-name="ro1">
          <table:table-cell office:value-type="float" office:value="32506" calcext:value-type="float">
            <text:p>32506</text:p>
          </table:table-cell>
          <table:table-cell table:formula="of:=[.B128]+[.A129]" office:value-type="float" office:value="129732" calcext:value-type="float">
            <text:p>129732</text:p>
          </table:table-cell>
          <table:table-cell table:formula="of:=IF([.A130]&gt;[.B129];[.B129];&quot;&quot;)">
            <text:p/>
          </table:table-cell>
          <table:table-cell table:number-columns-repeated="3"/>
        </table:table-row>
        <table:table-row table:style-name="ro1">
          <table:table-cell office:value-type="float" office:value="32509" calcext:value-type="float">
            <text:p>32509</text:p>
          </table:table-cell>
          <table:table-cell table:formula="of:=[.B129]+[.A130]" office:value-type="float" office:value="162241" calcext:value-type="float">
            <text:p>162241</text:p>
          </table:table-cell>
          <table:table-cell table:formula="of:=IF([.A131]&gt;[.B130];[.B130];&quot;&quot;)">
            <text:p/>
          </table:table-cell>
          <table:table-cell table:number-columns-repeated="3"/>
        </table:table-row>
        <table:table-row table:style-name="ro1">
          <table:table-cell office:value-type="float" office:value="32509" calcext:value-type="float">
            <text:p>32509</text:p>
          </table:table-cell>
          <table:table-cell table:formula="of:=[.B130]+[.A131]" office:value-type="float" office:value="194750" calcext:value-type="float">
            <text:p>194750</text:p>
          </table:table-cell>
          <table:table-cell table:formula="of:=IF([.A132]&gt;[.B131];[.B131];&quot;&quot;)">
            <text:p/>
          </table:table-cell>
          <table:table-cell table:number-columns-repeated="3"/>
        </table:table-row>
        <table:table-row table:style-name="ro1">
          <table:table-cell office:value-type="float" office:value="32510" calcext:value-type="float">
            <text:p>32510</text:p>
          </table:table-cell>
          <table:table-cell table:formula="of:=[.B131]+[.A132]" office:value-type="float" office:value="227260" calcext:value-type="float">
            <text:p>227260</text:p>
          </table:table-cell>
          <table:table-cell table:formula="of:=IF([.A133]&gt;[.B132];[.B132];&quot;&quot;)">
            <text:p/>
          </table:table-cell>
          <table:table-cell table:number-columns-repeated="3"/>
        </table:table-row>
        <table:table-row table:style-name="ro1">
          <table:table-cell office:value-type="float" office:value="32512" calcext:value-type="float">
            <text:p>32512</text:p>
          </table:table-cell>
          <table:table-cell table:formula="of:=[.B132]+[.A133]" office:value-type="float" office:value="259772" calcext:value-type="float">
            <text:p>259772</text:p>
          </table:table-cell>
          <table:table-cell table:formula="of:=IF([.A134]&gt;[.B133];[.B133];&quot;&quot;)">
            <text:p/>
          </table:table-cell>
          <table:table-cell table:number-columns-repeated="3"/>
        </table:table-row>
        <table:table-row table:style-name="ro1">
          <table:table-cell office:value-type="float" office:value="32513" calcext:value-type="float">
            <text:p>32513</text:p>
          </table:table-cell>
          <table:table-cell table:formula="of:=[.B133]+[.A134]" office:value-type="float" office:value="292285" calcext:value-type="float">
            <text:p>292285</text:p>
          </table:table-cell>
          <table:table-cell table:formula="of:=IF([.A135]&gt;[.B134];[.B134];&quot;&quot;)">
            <text:p/>
          </table:table-cell>
          <table:table-cell table:number-columns-repeated="3"/>
        </table:table-row>
        <table:table-row table:style-name="ro1">
          <table:table-cell office:value-type="float" office:value="32513" calcext:value-type="float">
            <text:p>32513</text:p>
          </table:table-cell>
          <table:table-cell table:formula="of:=[.B134]+[.A135]" office:value-type="float" office:value="324798" calcext:value-type="float">
            <text:p>324798</text:p>
          </table:table-cell>
          <table:table-cell table:formula="of:=IF([.A136]&gt;[.B135];[.B135];&quot;&quot;)">
            <text:p/>
          </table:table-cell>
          <table:table-cell table:number-columns-repeated="3"/>
        </table:table-row>
        <table:table-row table:style-name="ro1">
          <table:table-cell office:value-type="float" office:value="32514" calcext:value-type="float">
            <text:p>32514</text:p>
          </table:table-cell>
          <table:table-cell table:formula="of:=[.B135]+[.A136]" office:value-type="float" office:value="357312" calcext:value-type="float">
            <text:p>357312</text:p>
          </table:table-cell>
          <table:table-cell table:formula="of:=IF([.A137]&gt;[.B136];[.B136];&quot;&quot;)" office:value-type="float" office:value="357312" calcext:value-type="float">
            <text:p>357312</text:p>
          </table:table-cell>
          <table:table-cell table:number-columns-repeated="3"/>
        </table:table-row>
        <table:table-row table:style-name="ro1">
          <table:table-cell office:value-type="float" office:value="357320" calcext:value-type="float">
            <text:p>357320</text:p>
          </table:table-cell>
          <table:table-cell table:formula="of:=[.B136]+[.A137]" office:value-type="float" office:value="714632" calcext:value-type="float">
            <text:p>714632</text:p>
          </table:table-cell>
          <table:table-cell table:formula="of:=IF([.A138]&gt;[.B137];[.B137];&quot;&quot;)">
            <text:p/>
          </table:table-cell>
          <table:table-cell table:number-columns-repeated="3"/>
        </table:table-row>
        <table:table-row table:style-name="ro1">
          <table:table-cell office:value-type="float" office:value="357320" calcext:value-type="float">
            <text:p>357320</text:p>
          </table:table-cell>
          <table:table-cell table:formula="of:=[.B137]+[.A138]" office:value-type="float" office:value="1071952" calcext:value-type="float">
            <text:p>1071952</text:p>
          </table:table-cell>
          <table:table-cell table:formula="of:=IF([.A139]&gt;[.B138];[.B138];&quot;&quot;)">
            <text:p/>
          </table:table-cell>
          <table:table-cell table:number-columns-repeated="3"/>
        </table:table-row>
        <table:table-row table:style-name="ro1">
          <table:table-cell office:value-type="float" office:value="357320" calcext:value-type="float">
            <text:p>357320</text:p>
          </table:table-cell>
          <table:table-cell table:formula="of:=[.B138]+[.A139]" office:value-type="float" office:value="1429272" calcext:value-type="float">
            <text:p>1429272</text:p>
          </table:table-cell>
          <table:table-cell table:formula="of:=IF([.A140]&gt;[.B139];[.B139];&quot;&quot;)">
            <text:p/>
          </table:table-cell>
          <table:table-cell table:number-columns-repeated="3"/>
        </table:table-row>
        <table:table-row table:style-name="ro1">
          <table:table-cell office:value-type="float" office:value="357320" calcext:value-type="float">
            <text:p>357320</text:p>
          </table:table-cell>
          <table:table-cell table:formula="of:=[.B139]+[.A140]" office:value-type="float" office:value="1786592" calcext:value-type="float">
            <text:p>1786592</text:p>
          </table:table-cell>
          <table:table-cell table:formula="of:=IF([.A141]&gt;[.B140];[.B140];&quot;&quot;)">
            <text:p/>
          </table:table-cell>
          <table:table-cell table:number-columns-repeated="3"/>
        </table:table-row>
        <table:table-row table:style-name="ro1">
          <table:table-cell office:value-type="float" office:value="357320" calcext:value-type="float">
            <text:p>357320</text:p>
          </table:table-cell>
          <table:table-cell table:formula="of:=[.B140]+[.A141]" office:value-type="float" office:value="2143912" calcext:value-type="float">
            <text:p>2143912</text:p>
          </table:table-cell>
          <table:table-cell table:formula="of:=IF([.A142]&gt;[.B141];[.B141];&quot;&quot;)">
            <text:p/>
          </table:table-cell>
          <table:table-cell table:number-columns-repeated="3"/>
        </table:table-row>
        <table:table-row table:style-name="ro1">
          <table:table-cell office:value-type="float" office:value="357323" calcext:value-type="float">
            <text:p>357323</text:p>
          </table:table-cell>
          <table:table-cell table:formula="of:=[.B141]+[.A142]" office:value-type="float" office:value="2501235" calcext:value-type="float">
            <text:p>2501235</text:p>
          </table:table-cell>
          <table:table-cell table:formula="of:=IF([.A143]&gt;[.B142];[.B142];&quot;&quot;)">
            <text:p/>
          </table:table-cell>
          <table:table-cell table:number-columns-repeated="3"/>
        </table:table-row>
        <table:table-row table:style-name="ro1">
          <table:table-cell office:value-type="float" office:value="357325" calcext:value-type="float">
            <text:p>357325</text:p>
          </table:table-cell>
          <table:table-cell table:formula="of:=[.B142]+[.A143]" office:value-type="float" office:value="2858560" calcext:value-type="float">
            <text:p>2858560</text:p>
          </table:table-cell>
          <table:table-cell table:formula="of:=IF([.A144]&gt;[.B143];[.B143];&quot;&quot;)">
            <text:p/>
          </table:table-cell>
          <table:table-cell table:number-columns-repeated="3"/>
        </table:table-row>
        <table:table-row table:style-name="ro1">
          <table:table-cell office:value-type="float" office:value="357326" calcext:value-type="float">
            <text:p>357326</text:p>
          </table:table-cell>
          <table:table-cell table:formula="of:=[.B143]+[.A144]" office:value-type="float" office:value="3215886" calcext:value-type="float">
            <text:p>3215886</text:p>
          </table:table-cell>
          <table:table-cell table:formula="of:=IF([.A145]&gt;[.B144];[.B144];&quot;&quot;)">
            <text:p/>
          </table:table-cell>
          <table:table-cell table:number-columns-repeated="3"/>
        </table:table-row>
        <table:table-row table:style-name="ro1">
          <table:table-cell office:value-type="float" office:value="357328" calcext:value-type="float">
            <text:p>357328</text:p>
          </table:table-cell>
          <table:table-cell table:formula="of:=[.B144]+[.A145]" office:value-type="float" office:value="3573214" calcext:value-type="float">
            <text:p>3573214</text:p>
          </table:table-cell>
          <table:table-cell table:formula="of:=IF([.A146]&gt;[.B145];[.B145];&quot;&quot;)">
            <text:p/>
          </table:table-cell>
          <table:table-cell table:number-columns-repeated="3"/>
        </table:table-row>
        <table:table-row table:style-name="ro1">
          <table:table-cell office:value-type="float" office:value="357331" calcext:value-type="float">
            <text:p>357331</text:p>
          </table:table-cell>
          <table:table-cell table:formula="of:=[.B145]+[.A146]" office:value-type="float" office:value="3930545" calcext:value-type="float">
            <text:p>3930545</text:p>
          </table:table-cell>
          <table:table-cell table:formula="of:=IF([.A147]&gt;[.B146];[.B146];&quot;&quot;)">
            <text:p/>
          </table:table-cell>
          <table:table-cell table:number-columns-repeated="3"/>
        </table:table-row>
        <table:table-row table:style-name="ro1">
          <table:table-cell office:value-type="float" office:value="357334" calcext:value-type="float">
            <text:p>357334</text:p>
          </table:table-cell>
          <table:table-cell table:formula="of:=[.B146]+[.A147]" office:value-type="float" office:value="4287879" calcext:value-type="float">
            <text:p>4287879</text:p>
          </table:table-cell>
          <table:table-cell table:formula="of:=IF([.A148]&gt;[.B147];[.B147];&quot;&quot;)">
            <text:p/>
          </table:table-cell>
          <table:table-cell table:number-columns-repeated="3"/>
        </table:table-row>
        <table:table-row table:style-name="ro1">
          <table:table-cell office:value-type="float" office:value="357335" calcext:value-type="float">
            <text:p>357335</text:p>
          </table:table-cell>
          <table:table-cell table:formula="of:=[.B147]+[.A148]" office:value-type="float" office:value="4645214" calcext:value-type="float">
            <text:p>4645214</text:p>
          </table:table-cell>
          <table:table-cell table:formula="of:=IF([.A149]&gt;[.B148];[.B148];&quot;&quot;)">
            <text:p/>
          </table:table-cell>
          <table:table-cell table:number-columns-repeated="3"/>
        </table:table-row>
        <table:table-row table:style-name="ro1">
          <table:table-cell office:value-type="float" office:value="357337" calcext:value-type="float">
            <text:p>357337</text:p>
          </table:table-cell>
          <table:table-cell table:formula="of:=[.B148]+[.A149]" office:value-type="float" office:value="5002551" calcext:value-type="float">
            <text:p>5002551</text:p>
          </table:table-cell>
          <table:table-cell table:formula="of:=IF([.A150]&gt;[.B149];[.B149];&quot;&quot;)">
            <text:p/>
          </table:table-cell>
          <table:table-cell table:number-columns-repeated="3"/>
        </table:table-row>
        <table:table-row table:style-name="ro1">
          <table:table-cell office:value-type="float" office:value="357338" calcext:value-type="float">
            <text:p>357338</text:p>
          </table:table-cell>
          <table:table-cell table:formula="of:=[.B149]+[.A150]" office:value-type="float" office:value="5359889" calcext:value-type="float">
            <text:p>5359889</text:p>
          </table:table-cell>
          <table:table-cell table:formula="of:=IF([.A151]&gt;[.B150];[.B150];&quot;&quot;)">
            <text:p/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09_26_2615.A1:09_26_2615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 style:data-style-name="N2" text:time-value="22:47:52.6112645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26T23:09:54.529141900</dc:date>
    <meta:editing-duration>PT18M26S</meta:editing-duration>
    <meta:editing-cycles>2</meta:editing-cycles>
    <meta:generator>LibreOffice/25.8.2.2$Windows_X86_64 LibreOffice_project/d401f2107ccab8f924a8e2df40f573aab7605b6f</meta:generator>
    <meta:document-statistic meta:table-count="1" meta:cell-count="473" meta:object-count="0"/>
  </office:meta>
</office:document-meta>
</file>